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65.06pt"/>
    </style:style>
    <style:style style:name="co9" style:family="table-column">
      <style:table-column-properties fo:break-before="auto" style:column-width="59.64pt"/>
    </style:style>
    <style:style style:name="co10" style:family="table-column">
      <style:table-column-properties fo:break-before="auto" style:column-width="65.8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51.14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60.46pt"/>
    </style:style>
    <style:style style:name="co15" style:family="table-column">
      <style:table-column-properties fo:break-before="auto" style:column-width="55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8" calcext:value-type="float">
            <text:p>1008</text:p>
          </table:table-cell>
          <table:table-cell office:value-type="float" office:value="1000" calcext:value-type="float">
            <text:p>1000</text:p>
          </table:table-cell>
          <table:table-cell office:value-type="float" office:value="1.008" calcext:value-type="float">
            <text:p>1.0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603652" calcext:value-type="float">
            <text:p>0.06036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3652" calcext:value-type="float">
            <text:p>6.03652E-05</text:p>
          </table:table-cell>
          <table:table-cell office:value-type="float" office:value="0.00004991" calcext:value-type="float">
            <text:p>4.991E-05</text:p>
          </table:table-cell>
          <table:table-cell office:value-type="float" office:value="0.000129996" calcext:value-type="float">
            <text:p>0.000129996</text:p>
          </table:table-cell>
          <table:table-cell office:value-type="float" office:value="2601" calcext:value-type="float">
            <text:p>2601</text:p>
          </table:table-cell>
          <table:table-cell office:value-type="float" office:value="1000" calcext:value-type="float">
            <text:p>1000</text:p>
          </table:table-cell>
          <table:table-cell office:value-type="float" office:value="2.601" calcext:value-type="float">
            <text:p>2.6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89" calcext:value-type="float">
            <text:p>1989</text:p>
          </table:table-cell>
          <table:table-cell office:value-type="float" office:value="1000" calcext:value-type="float">
            <text:p>1000</text:p>
          </table:table-cell>
          <table:table-cell office:value-type="float" office:value="1.989" calcext:value-type="float">
            <text:p>1.98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660141" calcext:value-type="float">
            <text:p>0.06601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60141" calcext:value-type="float">
            <text:p>6.60141E-05</text:p>
          </table:table-cell>
          <table:table-cell office:value-type="float" office:value="0.000050252" calcext:value-type="float">
            <text:p>5.0252E-05</text:p>
          </table:table-cell>
          <table:table-cell office:value-type="float" office:value="0.000223421" calcext:value-type="float">
            <text:p>0.000223421</text:p>
          </table:table-cell>
          <table:table-cell office:value-type="float" office:value="4022" calcext:value-type="float">
            <text:p>4022</text:p>
          </table:table-cell>
          <table:table-cell office:value-type="float" office:value="1000" calcext:value-type="float">
            <text:p>1000</text:p>
          </table:table-cell>
          <table:table-cell office:value-type="float" office:value="4.022" calcext:value-type="float">
            <text:p>4.02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040" calcext:value-type="float">
            <text:p>3040</text:p>
          </table:table-cell>
          <table:table-cell office:value-type="float" office:value="1000" calcext:value-type="float">
            <text:p>1000</text:p>
          </table:table-cell>
          <table:table-cell office:value-type="float" office:value="3.04" calcext:value-type="float">
            <text:p>3.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76141" calcext:value-type="float">
            <text:p>0.0761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6141" calcext:value-type="float">
            <text:p>7.6141E-05</text:p>
          </table:table-cell>
          <table:table-cell office:value-type="float" office:value="0.00005011" calcext:value-type="float">
            <text:p>5.011E-05</text:p>
          </table:table-cell>
          <table:table-cell office:value-type="float" office:value="0.00022343" calcext:value-type="float">
            <text:p>0.00022343</text:p>
          </table:table-cell>
          <table:table-cell office:value-type="float" office:value="5749" calcext:value-type="float">
            <text:p>5749</text:p>
          </table:table-cell>
          <table:table-cell office:value-type="float" office:value="1000" calcext:value-type="float">
            <text:p>1000</text:p>
          </table:table-cell>
          <table:table-cell office:value-type="float" office:value="5.749" calcext:value-type="float">
            <text:p>5.74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969" calcext:value-type="float">
            <text:p>3969</text:p>
          </table:table-cell>
          <table:table-cell office:value-type="float" office:value="1000" calcext:value-type="float">
            <text:p>1000</text:p>
          </table:table-cell>
          <table:table-cell office:value-type="float" office:value="3.969" calcext:value-type="float">
            <text:p>3.9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894141" calcext:value-type="float">
            <text:p>0.08941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94141" calcext:value-type="float">
            <text:p>8.94141E-05</text:p>
          </table:table-cell>
          <table:table-cell office:value-type="float" office:value="0.000049892" calcext:value-type="float">
            <text:p>4.9892E-05</text:p>
          </table:table-cell>
          <table:table-cell office:value-type="float" office:value="0.000524152" calcext:value-type="float">
            <text:p>0.000524152</text:p>
          </table:table-cell>
          <table:table-cell office:value-type="float" office:value="7854" calcext:value-type="float">
            <text:p>7854</text:p>
          </table:table-cell>
          <table:table-cell office:value-type="float" office:value="1000" calcext:value-type="float">
            <text:p>1000</text:p>
          </table:table-cell>
          <table:table-cell office:value-type="float" office:value="7.854" calcext:value-type="float">
            <text:p>7.85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987" calcext:value-type="float">
            <text:p>4987</text:p>
          </table:table-cell>
          <table:table-cell office:value-type="float" office:value="1000" calcext:value-type="float">
            <text:p>1000</text:p>
          </table:table-cell>
          <table:table-cell office:value-type="float" office:value="4.987" calcext:value-type="float">
            <text:p>4.98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106799" calcext:value-type="float">
            <text:p>0.1067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799" calcext:value-type="float">
            <text:p>0.000106799</text:p>
          </table:table-cell>
          <table:table-cell office:value-type="float" office:value="0.000049585" calcext:value-type="float">
            <text:p>4.9585E-05</text:p>
          </table:table-cell>
          <table:table-cell office:value-type="float" office:value="0.000261665" calcext:value-type="float">
            <text:p>0.000261665</text:p>
          </table:table-cell>
          <table:table-cell office:value-type="float" office:value="10579" calcext:value-type="float">
            <text:p>10579</text:p>
          </table:table-cell>
          <table:table-cell office:value-type="float" office:value="1000" calcext:value-type="float">
            <text:p>1000</text:p>
          </table:table-cell>
          <table:table-cell office:value-type="float" office:value="10.579" calcext:value-type="float">
            <text:p>10.57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997" calcext:value-type="float">
            <text:p>5997</text:p>
          </table:table-cell>
          <table:table-cell office:value-type="float" office:value="1000" calcext:value-type="float">
            <text:p>1000</text:p>
          </table:table-cell>
          <table:table-cell office:value-type="float" office:value="5.997" calcext:value-type="float">
            <text:p>5.99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24922" calcext:value-type="float">
            <text:p>0.1249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4922" calcext:value-type="float">
            <text:p>0.000124922</text:p>
          </table:table-cell>
          <table:table-cell office:value-type="float" office:value="0.000050001" calcext:value-type="float">
            <text:p>5.0001E-05</text:p>
          </table:table-cell>
          <table:table-cell office:value-type="float" office:value="0.000545535" calcext:value-type="float">
            <text:p>0.000545535</text:p>
          </table:table-cell>
          <table:table-cell office:value-type="float" office:value="13571" calcext:value-type="float">
            <text:p>13571</text:p>
          </table:table-cell>
          <table:table-cell office:value-type="float" office:value="1000" calcext:value-type="float">
            <text:p>1000</text:p>
          </table:table-cell>
          <table:table-cell office:value-type="float" office:value="13.571" calcext:value-type="float">
            <text:p>13.571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7047" calcext:value-type="float">
            <text:p>7047</text:p>
          </table:table-cell>
          <table:table-cell office:value-type="float" office:value="1000" calcext:value-type="float">
            <text:p>1000</text:p>
          </table:table-cell>
          <table:table-cell office:value-type="float" office:value="7.047" calcext:value-type="float">
            <text:p>7.04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161701" calcext:value-type="float">
            <text:p>0.1617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1701" calcext:value-type="float">
            <text:p>0.000161701</text:p>
          </table:table-cell>
          <table:table-cell office:value-type="float" office:value="0.000050334" calcext:value-type="float">
            <text:p>5.0334E-05</text:p>
          </table:table-cell>
          <table:table-cell office:value-type="float" office:value="0.000563573" calcext:value-type="float">
            <text:p>0.000563573</text:p>
          </table:table-cell>
          <table:table-cell office:value-type="float" office:value="19486" calcext:value-type="float">
            <text:p>19486</text:p>
          </table:table-cell>
          <table:table-cell office:value-type="float" office:value="1000" calcext:value-type="float">
            <text:p>1000</text:p>
          </table:table-cell>
          <table:table-cell office:value-type="float" office:value="19.486" calcext:value-type="float">
            <text:p>19.486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7993" calcext:value-type="float">
            <text:p>7993</text:p>
          </table:table-cell>
          <table:table-cell office:value-type="float" office:value="1000" calcext:value-type="float">
            <text:p>1000</text:p>
          </table:table-cell>
          <table:table-cell office:value-type="float" office:value="7.993" calcext:value-type="float">
            <text:p>7.99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212531" calcext:value-type="float">
            <text:p>0.2125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2531" calcext:value-type="float">
            <text:p>0.000212531</text:p>
          </table:table-cell>
          <table:table-cell office:value-type="float" office:value="0.000050643" calcext:value-type="float">
            <text:p>5.0643E-05</text:p>
          </table:table-cell>
          <table:table-cell office:value-type="float" office:value="0.000562938" calcext:value-type="float">
            <text:p>0.000562938</text:p>
          </table:table-cell>
          <table:table-cell office:value-type="float" office:value="27546" calcext:value-type="float">
            <text:p>27546</text:p>
          </table:table-cell>
          <table:table-cell office:value-type="float" office:value="1000" calcext:value-type="float">
            <text:p>1000</text:p>
          </table:table-cell>
          <table:table-cell office:value-type="float" office:value="27.546" calcext:value-type="float">
            <text:p>27.546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9029" calcext:value-type="float">
            <text:p>9029</text:p>
          </table:table-cell>
          <table:table-cell office:value-type="float" office:value="1000" calcext:value-type="float">
            <text:p>1000</text:p>
          </table:table-cell>
          <table:table-cell office:value-type="float" office:value="9.029" calcext:value-type="float">
            <text:p>9.02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319251" calcext:value-type="float">
            <text:p>0.3192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9251" calcext:value-type="float">
            <text:p>0.000319251</text:p>
          </table:table-cell>
          <table:table-cell office:value-type="float" office:value="0.000051088" calcext:value-type="float">
            <text:p>5.1088E-05</text:p>
          </table:table-cell>
          <table:table-cell office:value-type="float" office:value="0.000608821" calcext:value-type="float">
            <text:p>0.000608821</text:p>
          </table:table-cell>
          <table:table-cell office:value-type="float" office:value="44068" calcext:value-type="float">
            <text:p>44068</text:p>
          </table:table-cell>
          <table:table-cell office:value-type="float" office:value="1000" calcext:value-type="float">
            <text:p>1000</text:p>
          </table:table-cell>
          <table:table-cell office:value-type="float" office:value="44.068" calcext:value-type="float">
            <text:p>44.068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</table:table>
      <table:table table:name="summary_1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511" calcext:value-type="float">
            <text:p>4511</text:p>
          </table:table-cell>
          <table:table-cell office:value-type="float" office:value="1000" calcext:value-type="float">
            <text:p>1000</text:p>
          </table:table-cell>
          <table:table-cell office:value-type="float" office:value="4.511" calcext:value-type="float">
            <text:p>4.5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290543" calcext:value-type="float">
            <text:p>0.2905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0543" calcext:value-type="float">
            <text:p>0.000290543</text:p>
          </table:table-cell>
          <table:table-cell office:value-type="float" office:value="0.000168674" calcext:value-type="float">
            <text:p>0.000168674</text:p>
          </table:table-cell>
          <table:table-cell office:value-type="float" office:value="0.00217661" calcext:value-type="float">
            <text:p>0.00217661</text:p>
          </table:table-cell>
          <table:table-cell office:value-type="float" office:value="9897" calcext:value-type="float">
            <text:p>9897</text:p>
          </table:table-cell>
          <table:table-cell office:value-type="float" office:value="1000" calcext:value-type="float">
            <text:p>1000</text:p>
          </table:table-cell>
          <table:table-cell office:value-type="float" office:value="9.897" calcext:value-type="float">
            <text:p>9.897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122" calcext:value-type="float">
            <text:p>9122</text:p>
          </table:table-cell>
          <table:table-cell office:value-type="float" office:value="1000" calcext:value-type="float">
            <text:p>1000</text:p>
          </table:table-cell>
          <table:table-cell office:value-type="float" office:value="9.122" calcext:value-type="float">
            <text:p>9.12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637664" calcext:value-type="float">
            <text:p>0.6376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37664" calcext:value-type="float">
            <text:p>0.000637664</text:p>
          </table:table-cell>
          <table:table-cell office:value-type="float" office:value="0.000189902" calcext:value-type="float">
            <text:p>0.000189902</text:p>
          </table:table-cell>
          <table:table-cell office:value-type="float" office:value="0.00371086" calcext:value-type="float">
            <text:p>0.00371086</text:p>
          </table:table-cell>
          <table:table-cell office:value-type="float" office:value="29893" calcext:value-type="float">
            <text:p>29893</text:p>
          </table:table-cell>
          <table:table-cell office:value-type="float" office:value="1000" calcext:value-type="float">
            <text:p>1000</text:p>
          </table:table-cell>
          <table:table-cell office:value-type="float" office:value="29.893" calcext:value-type="float">
            <text:p>29.893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3431" calcext:value-type="float">
            <text:p>13431</text:p>
          </table:table-cell>
          <table:table-cell office:value-type="float" office:value="1000" calcext:value-type="float">
            <text:p>1000</text:p>
          </table:table-cell>
          <table:table-cell office:value-type="float" office:value="13.431" calcext:value-type="float">
            <text:p>13.43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.08985" calcext:value-type="float">
            <text:p>1.089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8985" calcext:value-type="float">
            <text:p>0.00108985</text:p>
          </table:table-cell>
          <table:table-cell office:value-type="float" office:value="0.000205545" calcext:value-type="float">
            <text:p>0.000205545</text:p>
          </table:table-cell>
          <table:table-cell office:value-type="float" office:value="0.00480313" calcext:value-type="float">
            <text:p>0.00480313</text:p>
          </table:table-cell>
          <table:table-cell office:value-type="float" office:value="56008" calcext:value-type="float">
            <text:p>56008</text:p>
          </table:table-cell>
          <table:table-cell office:value-type="float" office:value="1000" calcext:value-type="float">
            <text:p>1000</text:p>
          </table:table-cell>
          <table:table-cell office:value-type="float" office:value="56.008" calcext:value-type="float">
            <text:p>56.008</text:p>
          </table:table-cell>
          <table:table-cell office:value-type="float" office:value="6" calcext:value-type="float">
            <text:p>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8054" calcext:value-type="float">
            <text:p>18054</text:p>
          </table:table-cell>
          <table:table-cell office:value-type="float" office:value="1000" calcext:value-type="float">
            <text:p>1000</text:p>
          </table:table-cell>
          <table:table-cell office:value-type="float" office:value="18.054" calcext:value-type="float">
            <text:p>18.054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.70068" calcext:value-type="float">
            <text:p>1.700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0068" calcext:value-type="float">
            <text:p>0.00170068</text:p>
          </table:table-cell>
          <table:table-cell office:value-type="float" office:value="0.000206001" calcext:value-type="float">
            <text:p>0.000206001</text:p>
          </table:table-cell>
          <table:table-cell office:value-type="float" office:value="0.00735819" calcext:value-type="float">
            <text:p>0.00735819</text:p>
          </table:table-cell>
          <table:table-cell office:value-type="float" office:value="90356" calcext:value-type="float">
            <text:p>90356</text:p>
          </table:table-cell>
          <table:table-cell office:value-type="float" office:value="1000" calcext:value-type="float">
            <text:p>1000</text:p>
          </table:table-cell>
          <table:table-cell office:value-type="float" office:value="90.356" calcext:value-type="float">
            <text:p>90.356</text:p>
          </table:table-cell>
          <table:table-cell office:value-type="float" office:value="7" calcext:value-type="float">
            <text:p>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651" calcext:value-type="float">
            <text:p>22651</text:p>
          </table:table-cell>
          <table:table-cell office:value-type="float" office:value="1000" calcext:value-type="float">
            <text:p>1000</text:p>
          </table:table-cell>
          <table:table-cell office:value-type="float" office:value="22.651" calcext:value-type="float">
            <text:p>22.65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.54229" calcext:value-type="float">
            <text:p>2.542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54229" calcext:value-type="float">
            <text:p>0.00254229</text:p>
          </table:table-cell>
          <table:table-cell office:value-type="float" office:value="0.000231685" calcext:value-type="float">
            <text:p>0.000231685</text:p>
          </table:table-cell>
          <table:table-cell office:value-type="float" office:value="0.0137791" calcext:value-type="float">
            <text:p>0.0137791</text:p>
          </table:table-cell>
          <table:table-cell office:value-type="float" office:value="136601" calcext:value-type="float">
            <text:p>136601</text:p>
          </table:table-cell>
          <table:table-cell office:value-type="float" office:value="1000" calcext:value-type="float">
            <text:p>1000</text:p>
          </table:table-cell>
          <table:table-cell office:value-type="float" office:value="136.601" calcext:value-type="float">
            <text:p>136.601</text:p>
          </table:table-cell>
          <table:table-cell office:value-type="float" office:value="9" calcext:value-type="float">
            <text:p>9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6931" calcext:value-type="float">
            <text:p>26931</text:p>
          </table:table-cell>
          <table:table-cell office:value-type="float" office:value="1000" calcext:value-type="float">
            <text:p>1000</text:p>
          </table:table-cell>
          <table:table-cell office:value-type="float" office:value="26.931" calcext:value-type="float">
            <text:p>26.931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3.79114" calcext:value-type="float">
            <text:p>3.791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379114" calcext:value-type="float">
            <text:p>0.00379114</text:p>
          </table:table-cell>
          <table:table-cell office:value-type="float" office:value="0.000589879" calcext:value-type="float">
            <text:p>0.000589879</text:p>
          </table:table-cell>
          <table:table-cell office:value-type="float" office:value="0.025047" calcext:value-type="float">
            <text:p>0.025047</text:p>
          </table:table-cell>
          <table:table-cell office:value-type="float" office:value="198235" calcext:value-type="float">
            <text:p>198235</text:p>
          </table:table-cell>
          <table:table-cell office:value-type="float" office:value="1000" calcext:value-type="float">
            <text:p>1000</text:p>
          </table:table-cell>
          <table:table-cell office:value-type="float" office:value="198.235" calcext:value-type="float">
            <text:p>198.235</text:p>
          </table:table-cell>
          <table:table-cell office:value-type="float" office:value="30" calcext:value-type="float">
            <text:p>3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1509" calcext:value-type="float">
            <text:p>31509</text:p>
          </table:table-cell>
          <table:table-cell office:value-type="float" office:value="1000" calcext:value-type="float">
            <text:p>1000</text:p>
          </table:table-cell>
          <table:table-cell office:value-type="float" office:value="31.509" calcext:value-type="float">
            <text:p>31.509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.57273" calcext:value-type="float">
            <text:p>5.572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557273" calcext:value-type="float">
            <text:p>0.00557273</text:p>
          </table:table-cell>
          <table:table-cell office:value-type="float" office:value="0.00043209" calcext:value-type="float">
            <text:p>0.00043209</text:p>
          </table:table-cell>
          <table:table-cell office:value-type="float" office:value="0.030007" calcext:value-type="float">
            <text:p>0.030007</text:p>
          </table:table-cell>
          <table:table-cell office:value-type="float" office:value="281126" calcext:value-type="float">
            <text:p>281126</text:p>
          </table:table-cell>
          <table:table-cell office:value-type="float" office:value="1000" calcext:value-type="float">
            <text:p>1000</text:p>
          </table:table-cell>
          <table:table-cell office:value-type="float" office:value="281.126" calcext:value-type="float">
            <text:p>281.126</text:p>
          </table:table-cell>
          <table:table-cell office:value-type="float" office:value="22" calcext:value-type="float">
            <text:p>22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6018" calcext:value-type="float">
            <text:p>36018</text:p>
          </table:table-cell>
          <table:table-cell office:value-type="float" office:value="1000" calcext:value-type="float">
            <text:p>1000</text:p>
          </table:table-cell>
          <table:table-cell office:value-type="float" office:value="36.018" calcext:value-type="float">
            <text:p>36.01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9.20089" calcext:value-type="float">
            <text:p>9.200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920089" calcext:value-type="float">
            <text:p>0.00920089</text:p>
          </table:table-cell>
          <table:table-cell office:value-type="float" office:value="0.000706418" calcext:value-type="float">
            <text:p>0.000706418</text:p>
          </table:table-cell>
          <table:table-cell office:value-type="float" office:value="0.103314" calcext:value-type="float">
            <text:p>0.103314</text:p>
          </table:table-cell>
          <table:table-cell office:value-type="float" office:value="418989" calcext:value-type="float">
            <text:p>418989</text:p>
          </table:table-cell>
          <table:table-cell office:value-type="float" office:value="1000" calcext:value-type="float">
            <text:p>1000</text:p>
          </table:table-cell>
          <table:table-cell office:value-type="float" office:value="418.989" calcext:value-type="float">
            <text:p>418.989</text:p>
          </table:table-cell>
          <table:table-cell office:value-type="float" office:value="43" calcext:value-type="float">
            <text:p>43</text:p>
          </table:table-cell>
          <table:table-cell office:value-type="float" office:value="2296" calcext:value-type="float">
            <text:p>22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0477" calcext:value-type="float">
            <text:p>40477</text:p>
          </table:table-cell>
          <table:table-cell office:value-type="float" office:value="1000" calcext:value-type="float">
            <text:p>1000</text:p>
          </table:table-cell>
          <table:table-cell office:value-type="float" office:value="40.477" calcext:value-type="float">
            <text:p>40.477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28.6261" calcext:value-type="float">
            <text:p>28.6261</text:p>
          </table:table-cell>
          <table:table-cell office:value-type="float" office:value="1000" calcext:value-type="float">
            <text:p>1000</text:p>
          </table:table-cell>
          <table:table-cell office:value-type="float" office:value="0.0286261" calcext:value-type="float">
            <text:p>0.0286261</text:p>
          </table:table-cell>
          <table:table-cell office:value-type="float" office:value="0.00164563" calcext:value-type="float">
            <text:p>0.00164563</text:p>
          </table:table-cell>
          <table:table-cell office:value-type="float" office:value="0.399447" calcext:value-type="float">
            <text:p>0.399447</text:p>
          </table:table-cell>
          <table:table-cell office:value-type="float" office:value="889994" calcext:value-type="float">
            <text:p>889994</text:p>
          </table:table-cell>
          <table:table-cell office:value-type="float" office:value="1000" calcext:value-type="float">
            <text:p>1000</text:p>
          </table:table-cell>
          <table:table-cell office:value-type="float" office:value="889.994" calcext:value-type="float">
            <text:p>889.994</text:p>
          </table:table-cell>
          <table:table-cell office:value-type="float" office:value="110" calcext:value-type="float">
            <text:p>110</text:p>
          </table:table-cell>
          <table:table-cell office:value-type="float" office:value="5111" calcext:value-type="float">
            <text:p>5111</text:p>
          </table:table-cell>
        </table:table-row>
      </table:table>
      <table:table table:name="summary_1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592" calcext:value-type="float">
            <text:p>10592</text:p>
          </table:table-cell>
          <table:table-cell office:value-type="float" office:value="1000" calcext:value-type="float">
            <text:p>1000</text:p>
          </table:table-cell>
          <table:table-cell office:value-type="float" office:value="10.592" calcext:value-type="float">
            <text:p>10.59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.34668" calcext:value-type="float">
            <text:p>2.346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234668" calcext:value-type="float">
            <text:p>0.00234668</text:p>
          </table:table-cell>
          <table:table-cell office:value-type="float" office:value="0.000430002" calcext:value-type="float">
            <text:p>0.000430002</text:p>
          </table:table-cell>
          <table:table-cell office:value-type="float" office:value="0.0222268" calcext:value-type="float">
            <text:p>0.0222268</text:p>
          </table:table-cell>
          <table:table-cell office:value-type="float" office:value="65105" calcext:value-type="float">
            <text:p>65105</text:p>
          </table:table-cell>
          <table:table-cell office:value-type="float" office:value="1000" calcext:value-type="float">
            <text:p>1000</text:p>
          </table:table-cell>
          <table:table-cell office:value-type="float" office:value="65.105" calcext:value-type="float">
            <text:p>65.105</text:p>
          </table:table-cell>
          <table:table-cell office:value-type="float" office:value="5" calcext:value-type="float">
            <text:p>5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0911" calcext:value-type="float">
            <text:p>20911</text:p>
          </table:table-cell>
          <table:table-cell office:value-type="float" office:value="1000" calcext:value-type="float">
            <text:p>1000</text:p>
          </table:table-cell>
          <table:table-cell office:value-type="float" office:value="20.911" calcext:value-type="float">
            <text:p>20.91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1.2598" calcext:value-type="float">
            <text:p>11.2598</text:p>
          </table:table-cell>
          <table:table-cell office:value-type="float" office:value="1000" calcext:value-type="float">
            <text:p>1000</text:p>
          </table:table-cell>
          <table:table-cell office:value-type="float" office:value="0.0112598" calcext:value-type="float">
            <text:p>0.0112598</text:p>
          </table:table-cell>
          <table:table-cell office:value-type="float" office:value="0.00056896" calcext:value-type="float">
            <text:p>0.00056896</text:p>
          </table:table-cell>
          <table:table-cell office:value-type="float" office:value="0.100033" calcext:value-type="float">
            <text:p>0.100033</text:p>
          </table:table-cell>
          <table:table-cell office:value-type="float" office:value="268024" calcext:value-type="float">
            <text:p>268024</text:p>
          </table:table-cell>
          <table:table-cell office:value-type="float" office:value="1000" calcext:value-type="float">
            <text:p>1000</text:p>
          </table:table-cell>
          <table:table-cell office:value-type="float" office:value="268.024" calcext:value-type="float">
            <text:p>268.024</text:p>
          </table:table-cell>
          <table:table-cell office:value-type="float" office:value="13" calcext:value-type="float">
            <text:p>13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1763" calcext:value-type="float">
            <text:p>31763</text:p>
          </table:table-cell>
          <table:table-cell office:value-type="float" office:value="1000" calcext:value-type="float">
            <text:p>1000</text:p>
          </table:table-cell>
          <table:table-cell office:value-type="float" office:value="31.763" calcext:value-type="float">
            <text:p>31.763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32.5832" calcext:value-type="float">
            <text:p>32.5832</text:p>
          </table:table-cell>
          <table:table-cell office:value-type="float" office:value="1000" calcext:value-type="float">
            <text:p>1000</text:p>
          </table:table-cell>
          <table:table-cell office:value-type="float" office:value="0.0325832" calcext:value-type="float">
            <text:p>0.0325832</text:p>
          </table:table-cell>
          <table:table-cell office:value-type="float" office:value="0.00330602" calcext:value-type="float">
            <text:p>0.00330602</text:p>
          </table:table-cell>
          <table:table-cell office:value-type="float" office:value="0.224677" calcext:value-type="float">
            <text:p>0.224677</text:p>
          </table:table-cell>
          <table:table-cell office:value-type="float" office:value="622591" calcext:value-type="float">
            <text:p>622591</text:p>
          </table:table-cell>
          <table:table-cell office:value-type="float" office:value="1000" calcext:value-type="float">
            <text:p>1000</text:p>
          </table:table-cell>
          <table:table-cell office:value-type="float" office:value="622.591" calcext:value-type="float">
            <text:p>622.591</text:p>
          </table:table-cell>
          <table:table-cell office:value-type="float" office:value="97" calcext:value-type="float">
            <text:p>97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1735" calcext:value-type="float">
            <text:p>41735</text:p>
          </table:table-cell>
          <table:table-cell office:value-type="float" office:value="1000" calcext:value-type="float">
            <text:p>1000</text:p>
          </table:table-cell>
          <table:table-cell office:value-type="float" office:value="41.735" calcext:value-type="float">
            <text:p>41.735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72.841" calcext:value-type="float">
            <text:p>72.841</text:p>
          </table:table-cell>
          <table:table-cell office:value-type="float" office:value="1000" calcext:value-type="float">
            <text:p>1000</text:p>
          </table:table-cell>
          <table:table-cell office:value-type="float" office:value="0.072841" calcext:value-type="float">
            <text:p>0.072841</text:p>
          </table:table-cell>
          <table:table-cell office:value-type="float" office:value="0.00670035" calcext:value-type="float">
            <text:p>0.00670035</text:p>
          </table:table-cell>
          <table:table-cell office:value-type="float" office:value="0.696092" calcext:value-type="float">
            <text:p>0.696092</text:p>
          </table:table-cell>
          <table:table-cell office:value-type="float" office:value="1104656" calcext:value-type="float">
            <text:p>1104656</text:p>
          </table:table-cell>
          <table:table-cell office:value-type="float" office:value="1000" calcext:value-type="float">
            <text:p>1000</text:p>
          </table:table-cell>
          <table:table-cell office:value-type="float" office:value="1104.66" calcext:value-type="float">
            <text:p>1104.66</text:p>
          </table:table-cell>
          <table:table-cell office:value-type="float" office:value="245" calcext:value-type="float">
            <text:p>245</text:p>
          </table:table-cell>
          <table:table-cell office:value-type="float" office:value="4209" calcext:value-type="float">
            <text:p>42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2392" calcext:value-type="float">
            <text:p>52392</text:p>
          </table:table-cell>
          <table:table-cell office:value-type="float" office:value="1000" calcext:value-type="float">
            <text:p>1000</text:p>
          </table:table-cell>
          <table:table-cell office:value-type="float" office:value="52.392" calcext:value-type="float">
            <text:p>52.392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160.025" calcext:value-type="float">
            <text:p>160.025</text:p>
          </table:table-cell>
          <table:table-cell office:value-type="float" office:value="1000" calcext:value-type="float">
            <text:p>1000</text:p>
          </table:table-cell>
          <table:table-cell office:value-type="float" office:value="0.160025" calcext:value-type="float">
            <text:p>0.160025</text:p>
          </table:table-cell>
          <table:table-cell office:value-type="float" office:value="0.0139359" calcext:value-type="float">
            <text:p>0.0139359</text:p>
          </table:table-cell>
          <table:table-cell office:value-type="float" office:value="1.60886" calcext:value-type="float">
            <text:p>1.60886</text:p>
          </table:table-cell>
          <table:table-cell office:value-type="float" office:value="1849938" calcext:value-type="float">
            <text:p>1849938</text:p>
          </table:table-cell>
          <table:table-cell office:value-type="float" office:value="1000" calcext:value-type="float">
            <text:p>1000</text:p>
          </table:table-cell>
          <table:table-cell office:value-type="float" office:value="1849.94" calcext:value-type="float">
            <text:p>1849.94</text:p>
          </table:table-cell>
          <table:table-cell office:value-type="float" office:value="399" calcext:value-type="float">
            <text:p>399</text:p>
          </table:table-cell>
          <table:table-cell office:value-type="float" office:value="7591" calcext:value-type="float">
            <text:p>75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2730" calcext:value-type="float">
            <text:p>62730</text:p>
          </table:table-cell>
          <table:table-cell office:value-type="float" office:value="1000" calcext:value-type="float">
            <text:p>1000</text:p>
          </table:table-cell>
          <table:table-cell office:value-type="float" office:value="62.73" calcext:value-type="float">
            <text:p>62.73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325.534" calcext:value-type="float">
            <text:p>325.534</text:p>
          </table:table-cell>
          <table:table-cell office:value-type="float" office:value="1000" calcext:value-type="float">
            <text:p>1000</text:p>
          </table:table-cell>
          <table:table-cell office:value-type="float" office:value="0.325534" calcext:value-type="float">
            <text:p>0.325534</text:p>
          </table:table-cell>
          <table:table-cell office:value-type="float" office:value="0.0224768" calcext:value-type="float">
            <text:p>0.0224768</text:p>
          </table:table-cell>
          <table:table-cell office:value-type="float" office:value="2.57988" calcext:value-type="float">
            <text:p>2.57988</text:p>
          </table:table-cell>
          <table:table-cell office:value-type="float" office:value="2884238" calcext:value-type="float">
            <text:p>2884238</text:p>
          </table:table-cell>
          <table:table-cell office:value-type="float" office:value="1000" calcext:value-type="float">
            <text:p>1000</text:p>
          </table:table-cell>
          <table:table-cell office:value-type="float" office:value="2884.24" calcext:value-type="float">
            <text:p>2884.24</text:p>
          </table:table-cell>
          <table:table-cell office:value-type="float" office:value="559" calcext:value-type="float">
            <text:p>559</text:p>
          </table:table-cell>
          <table:table-cell office:value-type="float" office:value="11047" calcext:value-type="float">
            <text:p>110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73400" calcext:value-type="float">
            <text:p>73400</text:p>
          </table:table-cell>
          <table:table-cell office:value-type="float" office:value="1000" calcext:value-type="float">
            <text:p>1000</text:p>
          </table:table-cell>
          <table:table-cell office:value-type="float" office:value="73.4" calcext:value-type="float">
            <text:p>73.4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654.471" calcext:value-type="float">
            <text:p>654.471</text:p>
          </table:table-cell>
          <table:table-cell office:value-type="float" office:value="1000" calcext:value-type="float">
            <text:p>1000</text:p>
          </table:table-cell>
          <table:table-cell office:value-type="float" office:value="0.654471" calcext:value-type="float">
            <text:p>0.654471</text:p>
          </table:table-cell>
          <table:table-cell office:value-type="float" office:value="0.0225642" calcext:value-type="float">
            <text:p>0.0225642</text:p>
          </table:table-cell>
          <table:table-cell office:value-type="float" office:value="8.46969" calcext:value-type="float">
            <text:p>8.46969</text:p>
          </table:table-cell>
          <table:table-cell office:value-type="float" office:value="4354430" calcext:value-type="float">
            <text:p>4354430</text:p>
          </table:table-cell>
          <table:table-cell office:value-type="float" office:value="1000" calcext:value-type="float">
            <text:p>1000</text:p>
          </table:table-cell>
          <table:table-cell office:value-type="float" office:value="4354.43" calcext:value-type="float">
            <text:p>4354.43</text:p>
          </table:table-cell>
          <table:table-cell office:value-type="float" office:value="675" calcext:value-type="float">
            <text:p>675</text:p>
          </table:table-cell>
          <table:table-cell office:value-type="float" office:value="18990" calcext:value-type="float">
            <text:p>189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84055" calcext:value-type="float">
            <text:p>84055</text:p>
          </table:table-cell>
          <table:table-cell office:value-type="float" office:value="1000" calcext:value-type="float">
            <text:p>1000</text:p>
          </table:table-cell>
          <table:table-cell office:value-type="float" office:value="84.055" calcext:value-type="float">
            <text:p>84.055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1117.19" calcext:value-type="float">
            <text:p>1117.19</text:p>
          </table:table-cell>
          <table:table-cell office:value-type="float" office:value="1000" calcext:value-type="float">
            <text:p>1000</text:p>
          </table:table-cell>
          <table:table-cell office:value-type="float" office:value="1.11719" calcext:value-type="float">
            <text:p>1.11719</text:p>
          </table:table-cell>
          <table:table-cell office:value-type="float" office:value="0.0433334" calcext:value-type="float">
            <text:p>0.0433334</text:p>
          </table:table-cell>
          <table:table-cell office:value-type="float" office:value="17.711" calcext:value-type="float">
            <text:p>17.711</text:p>
          </table:table-cell>
          <table:table-cell office:value-type="float" office:value="6099610" calcext:value-type="float">
            <text:p>6099610</text:p>
          </table:table-cell>
          <table:table-cell office:value-type="float" office:value="1000" calcext:value-type="float">
            <text:p>1000</text:p>
          </table:table-cell>
          <table:table-cell office:value-type="float" office:value="6099.61" calcext:value-type="float">
            <text:p>6099.61</text:p>
          </table:table-cell>
          <table:table-cell office:value-type="float" office:value="946" calcext:value-type="float">
            <text:p>946</text:p>
          </table:table-cell>
          <table:table-cell office:value-type="float" office:value="29935" calcext:value-type="float">
            <text:p>299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4547" calcext:value-type="float">
            <text:p>94547</text:p>
          </table:table-cell>
          <table:table-cell office:value-type="float" office:value="1000" calcext:value-type="float">
            <text:p>1000</text:p>
          </table:table-cell>
          <table:table-cell office:value-type="float" office:value="94.547" calcext:value-type="float">
            <text:p>94.547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3644.22" calcext:value-type="float">
            <text:p>3644.22</text:p>
          </table:table-cell>
          <table:table-cell office:value-type="float" office:value="1000" calcext:value-type="float">
            <text:p>1000</text:p>
          </table:table-cell>
          <table:table-cell office:value-type="float" office:value="3.64422" calcext:value-type="float">
            <text:p>3.64422</text:p>
          </table:table-cell>
          <table:table-cell office:value-type="float" office:value="0.0440538" calcext:value-type="float">
            <text:p>0.0440538</text:p>
          </table:table-cell>
          <table:table-cell office:value-type="float" office:value="161.159" calcext:value-type="float">
            <text:p>161.159</text:p>
          </table:table-cell>
          <table:table-cell office:value-type="float" office:value="11457071" calcext:value-type="float">
            <text:p>11457071</text:p>
          </table:table-cell>
          <table:table-cell office:value-type="float" office:value="1000" calcext:value-type="float">
            <text:p>1000</text:p>
          </table:table-cell>
          <table:table-cell office:value-type="float" office:value="11457.1" calcext:value-type="float">
            <text:p>11457.1</text:p>
          </table:table-cell>
          <table:table-cell office:value-type="float" office:value="980" calcext:value-type="float">
            <text:p>980</text:p>
          </table:table-cell>
          <table:table-cell office:value-type="float" office:value="114675" calcext:value-type="float">
            <text:p>114675</text:p>
          </table:table-cell>
        </table:table-row>
      </table:table>
      <table:table table:name="summary_2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01" calcext:value-type="float">
            <text:p>1901</text:p>
          </table:table-cell>
          <table:table-cell office:value-type="float" office:value="100" calcext:value-type="float">
            <text:p>100</text:p>
          </table:table-cell>
          <table:table-cell office:value-type="float" office:value="19.01" calcext:value-type="float">
            <text:p>19.0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.62307" calcext:value-type="float">
            <text:p>3.62307</text:p>
          </table:table-cell>
          <table:table-cell office:value-type="float" office:value="100" calcext:value-type="float">
            <text:p>100</text:p>
          </table:table-cell>
          <table:table-cell office:value-type="float" office:value="0.0362307" calcext:value-type="float">
            <text:p>0.0362307</text:p>
          </table:table-cell>
          <table:table-cell office:value-type="float" office:value="0.00255855" calcext:value-type="float">
            <text:p>0.00255855</text:p>
          </table:table-cell>
          <table:table-cell office:value-type="float" office:value="0.524895" calcext:value-type="float">
            <text:p>0.524895</text:p>
          </table:table-cell>
          <table:table-cell office:value-type="float" office:value="54856" calcext:value-type="float">
            <text:p>54856</text:p>
          </table:table-cell>
          <table:table-cell office:value-type="float" office:value="100" calcext:value-type="float">
            <text:p>100</text:p>
          </table:table-cell>
          <table:table-cell office:value-type="float" office:value="548.56" calcext:value-type="float">
            <text:p>548.56</text:p>
          </table:table-cell>
          <table:table-cell office:value-type="float" office:value="45" calcext:value-type="float">
            <text:p>45</text:p>
          </table:table-cell>
          <table:table-cell office:value-type="float" office:value="3422" calcext:value-type="float">
            <text:p>342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3791" calcext:value-type="float">
            <text:p>3791</text:p>
          </table:table-cell>
          <table:table-cell office:value-type="float" office:value="100" calcext:value-type="float">
            <text:p>100</text:p>
          </table:table-cell>
          <table:table-cell office:value-type="float" office:value="37.91" calcext:value-type="float">
            <text:p>37.91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51.1422" calcext:value-type="float">
            <text:p>51.1422</text:p>
          </table:table-cell>
          <table:table-cell office:value-type="float" office:value="100" calcext:value-type="float">
            <text:p>100</text:p>
          </table:table-cell>
          <table:table-cell office:value-type="float" office:value="0.511422" calcext:value-type="float">
            <text:p>0.511422</text:p>
          </table:table-cell>
          <table:table-cell office:value-type="float" office:value="0.0234586" calcext:value-type="float">
            <text:p>0.0234586</text:p>
          </table:table-cell>
          <table:table-cell office:value-type="float" office:value="4.84495" calcext:value-type="float">
            <text:p>4.84495</text:p>
          </table:table-cell>
          <table:table-cell office:value-type="float" office:value="255227" calcext:value-type="float">
            <text:p>255227</text:p>
          </table:table-cell>
          <table:table-cell office:value-type="float" office:value="100" calcext:value-type="float">
            <text:p>100</text:p>
          </table:table-cell>
          <table:table-cell office:value-type="float" office:value="2552.27" calcext:value-type="float">
            <text:p>2552.27</text:p>
          </table:table-cell>
          <table:table-cell office:value-type="float" office:value="393" calcext:value-type="float">
            <text:p>393</text:p>
          </table:table-cell>
          <table:table-cell office:value-type="float" office:value="11670" calcext:value-type="float">
            <text:p>116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740" calcext:value-type="float">
            <text:p>5740</text:p>
          </table:table-cell>
          <table:table-cell office:value-type="float" office:value="100" calcext:value-type="float">
            <text:p>100</text:p>
          </table:table-cell>
          <table:table-cell office:value-type="float" office:value="57.4" calcext:value-type="float">
            <text:p>57.4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272.037" calcext:value-type="float">
            <text:p>272.037</text:p>
          </table:table-cell>
          <table:table-cell office:value-type="float" office:value="100" calcext:value-type="float">
            <text:p>100</text:p>
          </table:table-cell>
          <table:table-cell office:value-type="float" office:value="2.72037" calcext:value-type="float">
            <text:p>2.72037</text:p>
          </table:table-cell>
          <table:table-cell office:value-type="float" office:value="0.260354" calcext:value-type="float">
            <text:p>0.260354</text:p>
          </table:table-cell>
          <table:table-cell office:value-type="float" office:value="18.7437" calcext:value-type="float">
            <text:p>18.7437</text:p>
          </table:table-cell>
          <table:table-cell office:value-type="float" office:value="801479" calcext:value-type="float">
            <text:p>801479</text:p>
          </table:table-cell>
          <table:table-cell office:value-type="float" office:value="100" calcext:value-type="float">
            <text:p>100</text:p>
          </table:table-cell>
          <table:table-cell office:value-type="float" office:value="8014.79" calcext:value-type="float">
            <text:p>8014.79</text:p>
          </table:table-cell>
          <table:table-cell office:value-type="float" office:value="2370" calcext:value-type="float">
            <text:p>2370</text:p>
          </table:table-cell>
          <table:table-cell office:value-type="float" office:value="23625" calcext:value-type="float">
            <text:p>236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762" calcext:value-type="float">
            <text:p>7762</text:p>
          </table:table-cell>
          <table:table-cell office:value-type="float" office:value="100" calcext:value-type="float">
            <text:p>100</text:p>
          </table:table-cell>
          <table:table-cell office:value-type="float" office:value="77.62" calcext:value-type="float">
            <text:p>77.62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1129.59" calcext:value-type="float">
            <text:p>1129.59</text:p>
          </table:table-cell>
          <table:table-cell office:value-type="float" office:value="100" calcext:value-type="float">
            <text:p>100</text:p>
          </table:table-cell>
          <table:table-cell office:value-type="float" office:value="11.2959" calcext:value-type="float">
            <text:p>11.2959</text:p>
          </table:table-cell>
          <table:table-cell office:value-type="float" office:value="1.15891" calcext:value-type="float">
            <text:p>1.15891</text:p>
          </table:table-cell>
          <table:table-cell office:value-type="float" office:value="62.243" calcext:value-type="float">
            <text:p>62.243</text:p>
          </table:table-cell>
          <table:table-cell office:value-type="float" office:value="1756590" calcext:value-type="float">
            <text:p>1756590</text:p>
          </table:table-cell>
          <table:table-cell office:value-type="float" office:value="100" calcext:value-type="float">
            <text:p>100</text:p>
          </table:table-cell>
          <table:table-cell office:value-type="float" office:value="17565.9" calcext:value-type="float">
            <text:p>17565.9</text:p>
          </table:table-cell>
          <table:table-cell office:value-type="float" office:value="5156" calcext:value-type="float">
            <text:p>5156</text:p>
          </table:table-cell>
          <table:table-cell office:value-type="float" office:value="51951" calcext:value-type="float">
            <text:p>519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546" calcext:value-type="float">
            <text:p>9546</text:p>
          </table:table-cell>
          <table:table-cell office:value-type="float" office:value="100" calcext:value-type="float">
            <text:p>100</text:p>
          </table:table-cell>
          <table:table-cell office:value-type="float" office:value="95.46" calcext:value-type="float">
            <text:p>95.46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3075.16" calcext:value-type="float">
            <text:p>3075.16</text:p>
          </table:table-cell>
          <table:table-cell office:value-type="float" office:value="100" calcext:value-type="float">
            <text:p>100</text:p>
          </table:table-cell>
          <table:table-cell office:value-type="float" office:value="30.7516" calcext:value-type="float">
            <text:p>30.7516</text:p>
          </table:table-cell>
          <table:table-cell office:value-type="float" office:value="1.9494" calcext:value-type="float">
            <text:p>1.9494</text:p>
          </table:table-cell>
          <table:table-cell office:value-type="float" office:value="223.152" calcext:value-type="float">
            <text:p>223.152</text:p>
          </table:table-cell>
          <table:table-cell office:value-type="float" office:value="2981752" calcext:value-type="float">
            <text:p>2981752</text:p>
          </table:table-cell>
          <table:table-cell office:value-type="float" office:value="100" calcext:value-type="float">
            <text:p>100</text:p>
          </table:table-cell>
          <table:table-cell office:value-type="float" office:value="29817.5" calcext:value-type="float">
            <text:p>29817.5</text:p>
          </table:table-cell>
          <table:table-cell office:value-type="float" office:value="7885" calcext:value-type="float">
            <text:p>7885</text:p>
          </table:table-cell>
          <table:table-cell office:value-type="float" office:value="96899" calcext:value-type="float">
            <text:p>968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483" calcext:value-type="float">
            <text:p>11483</text:p>
          </table:table-cell>
          <table:table-cell office:value-type="float" office:value="100" calcext:value-type="float">
            <text:p>100</text:p>
          </table:table-cell>
          <table:table-cell office:value-type="float" office:value="114.83" calcext:value-type="float">
            <text:p>114.83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6453.19" calcext:value-type="float">
            <text:p>6453.19</text:p>
          </table:table-cell>
          <table:table-cell office:value-type="float" office:value="100" calcext:value-type="float">
            <text:p>100</text:p>
          </table:table-cell>
          <table:table-cell office:value-type="float" office:value="64.5319" calcext:value-type="float">
            <text:p>64.5319</text:p>
          </table:table-cell>
          <table:table-cell office:value-type="float" office:value="6.7096" calcext:value-type="float">
            <text:p>6.7096</text:p>
          </table:table-cell>
          <table:table-cell office:value-type="float" office:value="340.563" calcext:value-type="float">
            <text:p>340.563</text:p>
          </table:table-cell>
          <table:table-cell office:value-type="float" office:value="4659990" calcext:value-type="float">
            <text:p>4659990</text:p>
          </table:table-cell>
          <table:table-cell office:value-type="float" office:value="100" calcext:value-type="float">
            <text:p>100</text:p>
          </table:table-cell>
          <table:table-cell office:value-type="float" office:value="46599.9" calcext:value-type="float">
            <text:p>46599.9</text:p>
          </table:table-cell>
          <table:table-cell office:value-type="float" office:value="16786" calcext:value-type="float">
            <text:p>16786</text:p>
          </table:table-cell>
          <table:table-cell office:value-type="float" office:value="120515" calcext:value-type="float">
            <text:p>1205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3398" calcext:value-type="float">
            <text:p>13398</text:p>
          </table:table-cell>
          <table:table-cell office:value-type="float" office:value="100" calcext:value-type="float">
            <text:p>100</text:p>
          </table:table-cell>
          <table:table-cell office:value-type="float" office:value="133.98" calcext:value-type="float">
            <text:p>133.98</text:p>
          </table:table-cell>
          <table:table-cell office:value-type="float" office:value="121" calcext:value-type="float">
            <text:p>121</text:p>
          </table:table-cell>
          <table:table-cell office:value-type="float" office:value="152" calcext:value-type="float">
            <text:p>152</text:p>
          </table:table-cell>
          <table:table-cell office:value-type="float" office:value="15529.9" calcext:value-type="float">
            <text:p>15529.9</text:p>
          </table:table-cell>
          <table:table-cell office:value-type="float" office:value="100" calcext:value-type="float">
            <text:p>100</text:p>
          </table:table-cell>
          <table:table-cell office:value-type="float" office:value="155.299" calcext:value-type="float">
            <text:p>155.299</text:p>
          </table:table-cell>
          <table:table-cell office:value-type="float" office:value="4.3301" calcext:value-type="float">
            <text:p>4.3301</text:p>
          </table:table-cell>
          <table:table-cell office:value-type="float" office:value="1470.34" calcext:value-type="float">
            <text:p>1470.34</text:p>
          </table:table-cell>
          <table:table-cell office:value-type="float" office:value="7185292" calcext:value-type="float">
            <text:p>7185292</text:p>
          </table:table-cell>
          <table:table-cell office:value-type="float" office:value="100" calcext:value-type="float">
            <text:p>100</text:p>
          </table:table-cell>
          <table:table-cell office:value-type="float" office:value="71852.9" calcext:value-type="float">
            <text:p>71852.9</text:p>
          </table:table-cell>
          <table:table-cell office:value-type="float" office:value="11140" calcext:value-type="float">
            <text:p>11140</text:p>
          </table:table-cell>
          <table:table-cell office:value-type="float" office:value="248110" calcext:value-type="float">
            <text:p>2481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5157" calcext:value-type="float">
            <text:p>15157</text:p>
          </table:table-cell>
          <table:table-cell office:value-type="float" office:value="100" calcext:value-type="float">
            <text:p>100</text:p>
          </table:table-cell>
          <table:table-cell office:value-type="float" office:value="151.57" calcext:value-type="float">
            <text:p>151.57</text:p>
          </table:table-cell>
          <table:table-cell office:value-type="float" office:value="138" calcext:value-type="float">
            <text:p>138</text:p>
          </table:table-cell>
          <table:table-cell office:value-type="float" office:value="165" calcext:value-type="float">
            <text:p>165</text:p>
          </table:table-cell>
          <table:table-cell office:value-type="float" office:value="34890.2" calcext:value-type="float">
            <text:p>34890.2</text:p>
          </table:table-cell>
          <table:table-cell office:value-type="float" office:value="100" calcext:value-type="float">
            <text:p>100</text:p>
          </table:table-cell>
          <table:table-cell office:value-type="float" office:value="348.902" calcext:value-type="float">
            <text:p>348.902</text:p>
          </table:table-cell>
          <table:table-cell office:value-type="float" office:value="20.6281" calcext:value-type="float">
            <text:p>20.6281</text:p>
          </table:table-cell>
          <table:table-cell office:value-type="float" office:value="2682.36" calcext:value-type="float">
            <text:p>2682.36</text:p>
          </table:table-cell>
          <table:table-cell office:value-type="float" office:value="11228543" calcext:value-type="float">
            <text:p>11228543</text:p>
          </table:table-cell>
          <table:table-cell office:value-type="float" office:value="100" calcext:value-type="float">
            <text:p>100</text:p>
          </table:table-cell>
          <table:table-cell office:value-type="float" office:value="112285" calcext:value-type="float">
            <text:p>112285</text:p>
          </table:table-cell>
          <table:table-cell office:value-type="float" office:value="29433" calcext:value-type="float">
            <text:p>29433</text:p>
          </table:table-cell>
          <table:table-cell office:value-type="float" office:value="368536" calcext:value-type="float">
            <text:p>3685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7129" calcext:value-type="float">
            <text:p>17129</text:p>
          </table:table-cell>
          <table:table-cell office:value-type="float" office:value="100" calcext:value-type="float">
            <text:p>100</text:p>
          </table:table-cell>
          <table:table-cell office:value-type="float" office:value="171.29" calcext:value-type="float">
            <text:p>171.29</text:p>
          </table:table-cell>
          <table:table-cell office:value-type="float" office:value="157" calcext:value-type="float">
            <text:p>157</text:p>
          </table:table-cell>
          <table:table-cell office:value-type="float" office:value="180" calcext:value-type="float">
            <text:p>180</text:p>
          </table:table-cell>
          <table:table-cell office:value-type="float" office:value="44878.5" calcext:value-type="float">
            <text:p>44878.5</text:p>
          </table:table-cell>
          <table:table-cell office:value-type="float" office:value="100" calcext:value-type="float">
            <text:p>100</text:p>
          </table:table-cell>
          <table:table-cell office:value-type="float" office:value="448.785" calcext:value-type="float">
            <text:p>448.785</text:p>
          </table:table-cell>
          <table:table-cell office:value-type="float" office:value="8.75783" calcext:value-type="float">
            <text:p>8.75783</text:p>
          </table:table-cell>
          <table:table-cell office:value-type="float" office:value="3470.52" calcext:value-type="float">
            <text:p>3470.52</text:p>
          </table:table-cell>
          <table:table-cell office:value-type="float" office:value="13784711" calcext:value-type="float">
            <text:p>13784711</text:p>
          </table:table-cell>
          <table:table-cell office:value-type="float" office:value="100" calcext:value-type="float">
            <text:p>100</text:p>
          </table:table-cell>
          <table:table-cell office:value-type="float" office:value="137847" calcext:value-type="float">
            <text:p>137847</text:p>
          </table:table-cell>
          <table:table-cell office:value-type="float" office:value="18367" calcext:value-type="float">
            <text:p>18367</text:p>
          </table:table-cell>
          <table:table-cell office:value-type="float" office:value="437960" calcext:value-type="float">
            <text:p>437960</text:p>
          </table:table-cell>
        </table:table-row>
      </table:table>
      <table:table table:name="data" table:style-name="ta1"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og call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OG([$summary_5.$Q10])/LOG(2)" office:value-type="float" office:value="6.24792751344359" calcext:value-type="float">
            <text:p>6.247927513443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OG([$summary_10.$Q10])/LOG(2)" office:value-type="float" office:value="12.3193898760002" calcext:value-type="float">
            <text:p>12.31938987600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LOG([$summary_15.$Q10])/LOG(2)" office:value-type="float" office:value="16.8071913818567" calcext:value-type="float">
            <text:p>16.80719138185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LOG([$summary_20.$Q10])/LOG(2)" office:value-type="float" office:value="18.740439585275" calcext:value-type="float">
            <text:p>18.740439585275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0pt" svg:y="0pt">
            <draw:object draw:notify-on-update-of-ranges="Graphs.A1:Graphs.A1 summary_5.Q2:summary_5.Q10 summary_5.Q2:summary_5.Q10 summary_5.B2:summary_5.B10 summary_10.Q2:summary_10.Q10 summary_10.B2:summary_10.B10 summary_15.Q2:summary_15.Q10 summary_15.B2:summary_15.B10 summary_20.Q2:summary_20.Q10 summary_20.B2:summary_20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11.71pt" svg:y="0pt">
            <draw:object draw:notify-on-update-of-ranges="data.B2:data.B10 data.A2:data.A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35:13.826003787</meta:creation-date>
    <meta:generator>LibreOffice/6.2.7.1$Linux_X86_64 LibreOffice_project/20$Build-1</meta:generator>
    <dc:date>2019-12-14T11:23:04.486615983</dc:date>
    <meta:editing-duration>PT45M36S</meta:editing-duration>
    <meta:editing-cycles>5</meta:editing-cycles>
    <meta:document-statistic meta:table-count="6" meta:cell-count="6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3.454cm" style:legend-expansion="high" chart:style-name="ch2"/>
        <chart:plot-area chart:style-name="ch3" table:cell-range-address="Graphs.A1:Graphs.A1 summary_5.Q2:summary_5.Q10 summary_5.B2:summary_5.B10 summary_10.Q2:summary_10.Q10 summary_15.Q2:summary_15.Q10 summary_20.Q2:summary_20.Q10" chart:data-source-has-labels="both" svg:x="1.331cm" svg:y="0.18cm" svg:width="12.185cm" svg:height="7.659cm">
          <chartooo:coordinate-region svg:x="2.693cm" svg:y="0.379cm" svg:width="10.543cm" svg:height="6.813cm"/>
          <chart:axis chart:dimension="x" chart:name="primary-x" chart:style-name="ch4" chartooo:axis-type="auto">
            <chart:title svg:x="5.884cm" svg:y="8.019cm" chart:style-name="ch5">
              <text:p>Edge Probability (%)</text:p>
            </chart:title>
            <chart:categories table:cell-range-address="summary_5.Q2:summary_5.Q10"/>
          </chart:axis>
          <chart:axis chart:dimension="y" chart:name="primary-y" chart:style-name="ch4">
            <chart:title svg:x="0.451cm" svg:y="4.516cm" chart:style-name="ch6">
              <text:p>States</text:p>
            </chart:title>
            <chart:grid chart:style-name="ch7" chart:class="major"/>
          </chart:axis>
          <chart:series chart:style-name="ch8" chart:values-cell-range-address="summary_5.Q2:summary_5.Q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Q2:summary_10.Q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Q2:summary_15.Q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Q2:summary_20.Q10" loext:label-string="&quot;N=20&quot;" chart:class="chart:scatter">
            <chart:domain table:cell-range-address="summary_20.B2:summary_20.B10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ummary_5.Q2:summary_5.Q10</svg:desc>
                </draw:g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10">
                <text:p>10</text:p>
                <draw:g>
                  <svg:desc>summary_5.Q2:summary_5.Q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103">
                <text:p>103</text:p>
                <draw:g>
                  <svg:desc>summary_10.Q2:summary_10.Q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526">
                <text:p>526</text:p>
                <draw:g>
                  <svg:desc>summary_15.Q2:summary_15.Q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3422">
                <text:p>3422</text:p>
                <draw:g>
                  <svg:desc>summary_20.Q2:summary_20.Q10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54">
                <text:p>154</text:p>
              </table:table-cell>
              <table:table-cell office:value-type="float" office:value="20">
                <text:p>20</text:p>
              </table:table-cell>
              <table:table-cell office:value-type="float" office:value="1109">
                <text:p>1109</text:p>
              </table:table-cell>
              <table:table-cell office:value-type="float" office:value="20">
                <text:p>20</text:p>
              </table:table-cell>
              <table:table-cell office:value-type="float" office:value="11670">
                <text:p>1167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41">
                <text:p>241</text:p>
              </table:table-cell>
              <table:table-cell office:value-type="float" office:value="30">
                <text:p>30</text:p>
              </table:table-cell>
              <table:table-cell office:value-type="float" office:value="2574">
                <text:p>2574</text:p>
              </table:table-cell>
              <table:table-cell office:value-type="float" office:value="30">
                <text:p>30</text:p>
              </table:table-cell>
              <table:table-cell office:value-type="float" office:value="23625">
                <text:p>2362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0">
                <text:p>40</text:p>
              </table:table-cell>
              <table:table-cell office:value-type="float" office:value="76">
                <text:p>76</text:p>
              </table:table-cell>
              <table:table-cell office:value-type="float" office:value="40">
                <text:p>40</text:p>
              </table:table-cell>
              <table:table-cell office:value-type="float" office:value="335">
                <text:p>335</text:p>
              </table:table-cell>
              <table:table-cell office:value-type="float" office:value="40">
                <text:p>40</text:p>
              </table:table-cell>
              <table:table-cell office:value-type="float" office:value="4209">
                <text:p>4209</text:p>
              </table:table-cell>
              <table:table-cell office:value-type="float" office:value="40">
                <text:p>40</text:p>
              </table:table-cell>
              <table:table-cell office:value-type="float" office:value="51951">
                <text:p>5195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503">
                <text:p>503</text:p>
              </table:table-cell>
              <table:table-cell office:value-type="float" office:value="50">
                <text:p>50</text:p>
              </table:table-cell>
              <table:table-cell office:value-type="float" office:value="7591">
                <text:p>7591</text:p>
              </table:table-cell>
              <table:table-cell office:value-type="float" office:value="50">
                <text:p>50</text:p>
              </table:table-cell>
              <table:table-cell office:value-type="float" office:value="96899">
                <text:p>9689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0">
                <text:p>60</text:p>
              </table:table-cell>
              <table:table-cell office:value-type="float" office:value="76">
                <text:p>76</text:p>
              </table:table-cell>
              <table:table-cell office:value-type="float" office:value="60">
                <text:p>60</text:p>
              </table:table-cell>
              <table:table-cell office:value-type="float" office:value="750">
                <text:p>750</text:p>
              </table:table-cell>
              <table:table-cell office:value-type="float" office:value="60">
                <text:p>60</text:p>
              </table:table-cell>
              <table:table-cell office:value-type="float" office:value="11047">
                <text:p>11047</text:p>
              </table:table-cell>
              <table:table-cell office:value-type="float" office:value="60">
                <text:p>60</text:p>
              </table:table-cell>
              <table:table-cell office:value-type="float" office:value="120515">
                <text:p>12051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  <table:table-cell office:value-type="float" office:value="1017">
                <text:p>1017</text:p>
              </table:table-cell>
              <table:table-cell office:value-type="float" office:value="70">
                <text:p>70</text:p>
              </table:table-cell>
              <table:table-cell office:value-type="float" office:value="18990">
                <text:p>18990</text:p>
              </table:table-cell>
              <table:table-cell office:value-type="float" office:value="70">
                <text:p>70</text:p>
              </table:table-cell>
              <table:table-cell office:value-type="float" office:value="248110">
                <text:p>24811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2296">
                <text:p>2296</text:p>
              </table:table-cell>
              <table:table-cell office:value-type="float" office:value="80">
                <text:p>80</text:p>
              </table:table-cell>
              <table:table-cell office:value-type="float" office:value="29935">
                <text:p>29935</text:p>
              </table:table-cell>
              <table:table-cell office:value-type="float" office:value="80">
                <text:p>80</text:p>
              </table:table-cell>
              <table:table-cell office:value-type="float" office:value="368536">
                <text:p>36853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5111">
                <text:p>5111</text:p>
              </table:table-cell>
              <table:table-cell office:value-type="float" office:value="90">
                <text:p>90</text:p>
              </table:table-cell>
              <table:table-cell office:value-type="float" office:value="114675">
                <text:p>114675</text:p>
              </table:table-cell>
              <table:table-cell office:value-type="float" office:value="90">
                <text:p>90</text:p>
              </table:table-cell>
              <table:table-cell office:value-type="float" office:value="437960">
                <text:p>4379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chart-properties loext:regression-x-name="n" loext:regression-y-name="states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3.952cm" style:legend-expansion="high" chart:style-name="ch2"/>
        <chart:plot-area chart:style-name="ch3" table:cell-range-address="data.A2:data.B10" chart:data-source-has-labels="row" svg:x="1.331cm" svg:y="0.18cm" svg:width="10.941cm" svg:height="7.659cm">
          <chartooo:coordinate-region svg:x="1.767cm" svg:y="0.379cm" svg:width="10.133cm" svg:height="6.813cm"/>
          <chart:axis chart:dimension="x" chart:name="primary-x" chart:style-name="ch4">
            <chart:title svg:x="6.36cm" svg:y="8.019cm" chart:style-name="ch5">
              <text:p>order</text:p>
            </chart:title>
          </chart:axis>
          <chart:axis chart:dimension="y" chart:name="primary-y" chart:style-name="ch4">
            <chart:title svg:x="0.451cm" svg:y="4.82cm" chart:style-name="ch6">
              <text:p>log(states)</text:p>
            </chart:title>
            <chart:grid chart:style-name="ch7" chart:class="major"/>
          </chart:axis>
          <chart:series chart:style-name="ch8" chart:values-cell-range-address="data.B2:data.B10" loext:label-string="&quot;P=90&quot;" chart:class="chart:scatter">
            <chart:domain table:cell-range-address="data.A2:data.A10"/>
            <chart:regression-curve chart:style-name="ch9">
              <chart:equation chart:display-equation="true" chart:display-r-square="false" chart:style-name="ch10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9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2:data.A10</svg:desc>
                </draw:g>
              </table:table-cell>
              <table:table-cell office:value-type="float" office:value="6.24792751344359">
                <text:p>6.24792751344359</text:p>
                <draw:g>
                  <svg:desc>data.B2:data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2.3193898760002">
                <text:p>12.319389876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6.8071913818567">
                <text:p>16.80719138185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8.740439585275">
                <text:p>18.740439585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